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20000000200A73B5BE2265E150C.jpg" manifest:media-type="image/jpeg"/>
  <manifest:file-entry manifest:full-path="Pictures/100000000000012E000002470D8FF2842BDFC009.png" manifest:media-type="image/png"/>
  <manifest:file-entry manifest:full-path="Pictures/10000000000000C7000000AD7E635BEDB3962FF1.png" manifest:media-type="image/png"/>
  <manifest:file-entry manifest:full-path="Pictures/1000000000000238000001CD55F9294D663ADF53.png" manifest:media-type="image/png"/>
  <manifest:file-entry manifest:full-path="Pictures/10000000000001240000029E02DB9AB449745751.png" manifest:media-type="image/png"/>
  <manifest:file-entry manifest:full-path="Pictures/10000000000000C9000000D7A478B1CE901B2D7A.png" manifest:media-type="image/png"/>
  <manifest:file-entry manifest:full-path="Pictures/10000000000000DF000001541771E020A3AD8B6D.png" manifest:media-type="image/png"/>
  <manifest:file-entry manifest:full-path="Pictures/10000000000000D40000016161FA911549D322D1.png" manifest:media-type="image/png"/>
  <manifest:file-entry manifest:full-path="Pictures/10000000000000DE000001440F041463A1805F1A.png" manifest:media-type="image/png"/>
  <manifest:file-entry manifest:full-path="Pictures/10000000000000CE00000170E09AD1ABCC151053.png" manifest:media-type="image/png"/>
  <manifest:file-entry manifest:full-path="Pictures/10000000000000D50000014BAD57CD73043C3FE2.png" manifest:media-type="image/png"/>
  <manifest:file-entry manifest:full-path="Pictures/10000000000000D700000153F1DECA2786D93F3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8cm"/>
      <style:paragraph-properties style:writing-mode="lr-tb"/>
    </style:style>
    <style:style style:name="gr5" style:family="graphic" style:parent-style-name="standard">
      <style:graphic-properties draw:fill="bitmap" draw:fill-hatch-solid="false" draw:fill-image-name="Parchment_20_Paper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7.773cm" fo:min-width="0.947cm"/>
    </style:style>
    <style:style style:name="gr6" style:family="graphic" style:parent-style-name="standard">
      <style:graphic-properties draw:fill="bitmap" draw:fill-hatch-solid="false" draw:fill-image-name="Painted_20_Whit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7.724cm" fo:min-width="0.48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bitmap" draw:fill-hatch-solid="false" draw:fill-image-name="Parchment_20_Paper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75cm" fo:min-width="4.119cm"/>
    </style:style>
    <style:style style:name="gr9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.55cm" fo:min-width="4.182cm"/>
    </style:style>
    <style:style style:name="gr10" style:family="graphic" style:parent-style-name="standard">
      <style:graphic-properties draw:textarea-horizontal-align="justify" draw:textarea-vertical-align="middle" draw:auto-grow-height="false" fo:min-height="0.241cm" fo:min-width="2.66cm"/>
    </style:style>
    <style:style style:name="gr11" style:family="graphic" style:parent-style-name="standard">
      <style:graphic-properties draw:textarea-horizontal-align="justify" draw:textarea-vertical-align="middle" draw:auto-grow-height="false" fo:min-height="0.047cm" fo:min-width="0.366cm"/>
    </style:style>
    <style:style style:name="gr12" style:family="graphic" style:parent-style-name="Arrow_20_Line" style:list-style-name="L1">
      <style:graphic-properties draw:textarea-horizontal-align="center" draw:textarea-vertical-align="middle" draw:line-distance="1.653cm"/>
      <style:paragraph-properties style:writing-mode="lr-tb"/>
    </style:style>
    <style:style style:name="gr13" style:family="graphic" style:parent-style-name="Arrow_20_Line" style:list-style-name="L1">
      <style:graphic-properties draw:textarea-horizontal-align="center" draw:textarea-vertical-align="middle" draw:line-distance="0.738cm"/>
      <style:paragraph-properties style:writing-mode="lr-tb"/>
    </style:style>
    <style:style style:name="gr14" style:family="graphic" style:parent-style-name="Arrow_20_Line" style:list-style-name="L1">
      <style:graphic-properties draw:textarea-horizontal-align="center" draw:textarea-vertical-align="middle" draw:line-distance="1.026cm" draw:placing="below"/>
      <style:paragraph-properties style:writing-mode="lr-tb"/>
    </style:style>
    <style:style style:name="gr15" style:family="graphic" style:parent-style-name="standard">
      <style:graphic-properties draw:fill="bitmap" draw:fill-hatch-solid="false" draw:fill-image-name="Parchment_20_Paper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95cm" fo:min-width="4.119cm"/>
    </style:style>
    <style:style style:name="gr16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.15cm" fo:min-width="4.182cm"/>
    </style:style>
    <style:style style:name="gr17" style:family="graphic" style:parent-style-name="Arrow_20_Line" style:list-style-name="L1">
      <style:graphic-properties draw:textarea-horizontal-align="center" draw:textarea-vertical-align="middle" draw:line-distance="2.42cm"/>
      <style:paragraph-properties style:writing-mode="lr-tb"/>
    </style:style>
    <style:style style:name="gr18" style:family="graphic" style:parent-style-name="Arrow_20_Line" style:list-style-name="L1">
      <style:graphic-properties draw:textarea-horizontal-align="center" draw:textarea-vertical-align="middle" draw:line-distance="0.738cm"/>
      <style:paragraph-properties style:writing-mode="lr-tb"/>
    </style:style>
    <style:style style:name="gr19" style:family="graphic" style:parent-style-name="Arrow_20_Line" style:list-style-name="L1">
      <style:graphic-properties draw:textarea-horizontal-align="center" draw:textarea-vertical-align="middle" draw:line-distance="0.798cm" draw:placing="abov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89cm" fo:min-width="1.686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098cm"/>
    </style:style>
    <style:style style:name="gr22" style:family="graphic" style:parent-style-name="standard">
      <style:graphic-properties draw:fill="bitmap" draw:fill-hatch-solid="false" draw:fill-image-name="Painted_20_Whit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75cm" fo:min-width="4.119cm"/>
    </style:style>
    <style:style style:name="gr23" style:family="graphic" style:parent-style-name="Arrow_20_Line" style:list-style-name="L1">
      <style:graphic-properties draw:textarea-horizontal-align="center" draw:textarea-vertical-align="middle" draw:line-distance="2.42cm"/>
      <style:paragraph-properties style:writing-mode="lr-tb"/>
    </style:style>
    <style:style style:name="gr24" style:family="graphic" style:parent-style-name="Arrow_20_Line" style:list-style-name="L1">
      <style:graphic-properties draw:textarea-horizontal-align="center" draw:textarea-vertical-align="middle" draw:line-distance="0.738cm"/>
      <style:paragraph-properties style:writing-mode="lr-tb"/>
    </style:style>
    <style:style style:name="gr25" style:family="graphic" style:parent-style-name="Arrow_20_Line" style:list-style-name="L1">
      <style:graphic-properties draw:textarea-horizontal-align="center" draw:textarea-vertical-align="middle" draw:line-distance="0.447cm" draw:placing="above"/>
      <style:paragraph-properties style:writing-mode="lr-tb"/>
    </style:style>
    <style:style style:name="gr26" style:family="graphic" style:parent-style-name="Arrow_20_Line" style:list-style-name="L1">
      <style:graphic-properties draw:textarea-horizontal-align="center" draw:textarea-vertical-align="middle" draw:line-distance="1.355cm" draw:placing="below"/>
      <style:paragraph-properties style:writing-mode="lr-tb"/>
    </style:style>
    <style:style style:name="gr27" style:family="graphic" style:parent-style-name="Arrow_20_Line" style:list-style-name="L1">
      <style:graphic-properties draw:textarea-horizontal-align="center" draw:textarea-vertical-align="middle" draw:line-distance="0.73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029cm" fo:min-width="1.288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Arrow_20_Line" style:list-style-name="L1">
      <style:graphic-properties draw:textarea-horizontal-align="center" draw:textarea-vertical-align="middle" draw:line-distance="1.026cm" draw:placing="below"/>
      <style:paragraph-properties style:writing-mode="lr-tb"/>
    </style:style>
    <style:style style:name="gr31" style:family="graphic" style:parent-style-name="standard">
      <style:graphic-properties draw:fill="solid" draw:fill-color="#ffd428" draw:textarea-horizontal-align="justify" draw:textarea-vertical-align="middle" draw:auto-grow-height="false" fo:min-height="0.221cm" fo:min-width="1.326cm" fo:wrap-option="wrap"/>
      <style:paragraph-properties style:writing-mode="lr-tb"/>
    </style:style>
    <style:style style:name="gr32" style:family="graphic" style:parent-style-name="standard">
      <style:graphic-properties draw:fill="solid" draw:fill-color="#ffd428" draw:textarea-horizontal-align="justify" draw:textarea-vertical-align="middle" draw:auto-grow-height="false" fo:min-height="0.228cm" fo:min-width="1.271cm" fo:wrap-option="wrap"/>
      <style:paragraph-properties style:writing-mode="lr-tb"/>
    </style:style>
    <style:style style:name="gr33" style:family="graphic" style:parent-style-name="standard">
      <style:graphic-properties draw:fill="solid" draw:fill-color="#ffd428" draw:textarea-horizontal-align="justify" draw:textarea-vertical-align="middle" draw:auto-grow-height="false" fo:min-height="0.665cm" fo:min-width="1.377cm" fo:wrap-option="wrap"/>
      <style:paragraph-properties style:writing-mode="lr-tb"/>
    </style:style>
    <style:style style:name="gr34" style:family="graphic" style:parent-style-name="standard">
      <style:graphic-properties draw:fill="bitmap" draw:fill-hatch-solid="false" draw:fill-image-name="Parchment_20_Paper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75cm" fo:min-width="2.94cm"/>
    </style:style>
    <style:style style:name="gr35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cm" fo:min-width="2.593cm"/>
    </style:style>
    <style:style style:name="gr36" style:family="graphic" style:parent-style-name="Arrow_20_Line" style:list-style-name="L1">
      <style:graphic-properties draw:textarea-horizontal-align="center" draw:textarea-vertical-align="middle" draw:line-distance="1.459cm" draw:placing="below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004cm" fo:min-width="1.129cm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solid" draw:fill-color="#fff5ce" fo:min-height="0cm"/>
      <style:paragraph-properties style:writing-mode="lr-tb"/>
    </style:style>
    <style:style style:name="gr40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cm" fo:min-width="4.182cm"/>
    </style:style>
    <style:style style:name="gr41" style:family="graphic" style:parent-style-name="standard">
      <style:graphic-properties draw:textarea-horizontal-align="justify" draw:textarea-vertical-align="middle" draw:auto-grow-height="false" fo:min-height="0.071cm" fo:min-width="0.176cm"/>
    </style:style>
    <style:style style:name="gr42" style:family="graphic" style:parent-style-name="Arrow_20_Line" style:list-style-name="L1">
      <style:graphic-properties draw:textarea-horizontal-align="center" draw:textarea-vertical-align="middle" draw:line-distance="1.026cm" draw:placing="below"/>
      <style:paragraph-properties style:writing-mode="lr-tb"/>
    </style:style>
    <style:style style:name="gr43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cm" fo:min-width="0.055cm"/>
    </style:style>
    <style:style style:name="gr4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4.182cm" fo:wrap-option="no-wrap"/>
    </style:style>
    <style:style style:name="gr45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4.182cm"/>
    </style:style>
    <style:style style:name="gr4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bitmap" draw:fill-hatch-solid="false" draw:fill-image-name="Parchment_20_Paper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loext:graphic-properties draw:fill="bitmap" draw:fill-hatch-solid="false" draw:fill-image-name="Painted_20_Whit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hatch" draw:fill-hatch-name="Red_20_90_20_Degrees_20_Crossed_20_1" draw:fill-hatch-solid="fals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ffd428"/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solid" draw:fill-color="#fff5ce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666666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2">Start Date: 01 December 2021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2">Purchasing </text:span></text:p>
            <text:p><text:span text:style-name="T2"/></text:p>
          </draw:text-box>
        </draw:frame>
      </draw:page>
      <draw:page draw:name="page2" draw:style-name="dp1" draw:master-page-name="Default">
        <draw:frame draw:style-name="gr4" draw:text-style-name="P1" draw:layer="layout" svg:width="4.466cm" svg:height="1.53cm" svg:x="0.784cm" svg:y="1cm">
          <draw:text-box>
            <text:p><text:span text:style-name="T2">Pannels</text:span></text:p>
          </draw:text-box>
        </draw:frame>
        <draw:custom-shape draw:style-name="gr5" draw:text-style-name="P2" draw:layer="layout" svg:width="1.447cm" svg:height="8.023cm" svg:x="7.09cm" svg:y="6.4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87cm" svg:height="7.974cm" svg:x="9.985cm" svg:y="6.3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87cm" svg:height="7.974cm" svg:x="12.278cm" svg:y="6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87cm" svg:height="7.974cm" svg:x="15.03cm" svg:y="6.3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87cm" svg:height="7.974cm" svg:x="17.147cm" svg:y="6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87cm" svg:height="7.974cm" svg:x="20.04cm" svg:y="6.24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7" draw:text-style-name="P4" draw:layer="layout" svg:width="3.03cm" svg:height="5.853cm" svg:x="1cm" svg:y="1cm">
          <draw:image xlink:href="Pictures/100000000000012E000002470D8FF2842BDFC009.png" xlink:type="simple" xlink:show="embed" xlink:actuate="onLoad" draw:mime-type="image/png">
            <text:p/>
          </draw:image>
        </draw:frame>
        <draw:frame draw:style-name="gr7" draw:text-style-name="P4" draw:layer="layout" svg:width="13.054cm" svg:height="10.595cm" svg:x="1.596cm" svg:y="7.715cm">
          <draw:image xlink:href="Pictures/1000000000000238000001CD55F9294D663ADF53.png" xlink:type="simple" xlink:show="embed" xlink:actuate="onLoad" draw:mime-type="image/png">
            <text:p/>
          </draw:image>
        </draw:frame>
        <draw:frame draw:style-name="gr7" draw:text-style-name="P4" draw:layer="layout" svg:width="5.098cm" svg:height="16.96cm" draw:transform="rotate (1.57236712312169) translate (5.034cm 6.125cm)">
          <draw:image xlink:href="Pictures/10000000000001240000029E02DB9AB449745751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4" draw:text-style-name="P5" draw:layer="layout" svg:width="4.466cm" svg:height="1.53cm" svg:x="0.784cm" svg:y="1cm">
          <draw:text-box>
            <text:p><text:span text:style-name="T2">Screws</text:span></text:p>
          </draw:text-box>
        </draw:frame>
        <draw:custom-shape draw:style-name="gr8" draw:text-style-name="P2" draw:layer="layout" svg:width="4.619cm" svg:height="2cm" svg:x="2.61cm" svg:y="3.1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82cm" svg:height="1.8cm" svg:x="2.586cm" svg:y="5.347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7" draw:layer="layout" svg:width="3.16cm" svg:height="0.49cm" draw:transform="rotate (1.5699236621689) translate (4.015cm 6.587cm)">
            <text:p/>
            <draw:enhanced-geometry svg:viewBox="0 0 21600 21600" draw:text-areas="0 0 21600 21600" draw:type="pentagon-right" draw:modifiers="18941.8538437203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1" draw:text-style-name="P7" draw:layer="layout" svg:width="1.544cm" svg:height="0.529cm" draw:transform="rotate (3.139149192637) translate (5.036cm 7.11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measure draw:style-name="gr12" draw:text-style-name="P8" draw:layer="layout" svg:x1="7.276cm" svg:y1="3.171cm" svg:x2="7.228cm" svg:y2="7.164cm">
          <text:p text:style-name="P8"><text:measure text:kind="gap"/><text:measure text:kind="value">40</text:measure><text:s/><text:measure text:kind="unit">mm</text:measure><text:measure text:kind="gap"/></text:p>
        </draw:measure>
        <draw:measure draw:style-name="gr13" draw:text-style-name="P8" draw:layer="layout" svg:x1="7.3cm" svg:y1="5.336cm" svg:x2="7.3cm" svg:y2="7.163cm">
          <text:p text:style-name="P8"><text:measure text:kind="gap"/><text:measure text:kind="value">18</text:measure><text:s/><text:measure text:kind="unit">mm</text:measure><text:measure text:kind="gap"/></text:p>
        </draw:measure>
        <draw:measure draw:style-name="gr14" draw:text-style-name="P8" draw:layer="layout" svg:x1="2.627cm" svg:y1="3.232cm" svg:x2="2.634cm" svg:y2="5.12cm">
          <text:p text:style-name="P8"><text:measure text:kind="gap"/><text:measure text:kind="value">19</text:measure><text:s/><text:measure text:kind="unit">mm</text:measure><text:measure text:kind="gap"/></text:p>
        </draw:measure>
        <draw:custom-shape draw:style-name="gr15" draw:text-style-name="P2" draw:layer="layout" svg:width="4.619cm" svg:height="1.2cm" svg:x="10.933cm" svg:y="3.2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82cm" svg:height="1.4cm" svg:x="10.885cm" svg:y="4.625cm">
          <text:p/>
          <draw:enhanced-geometry svg:viewBox="0 0 21600 21600" draw:type="rectangle" draw:enhanced-path="M 0 0 L 21600 0 21600 21600 0 21600 0 0 Z N"/>
        </draw:custom-shape>
        <draw:measure draw:style-name="gr17" draw:text-style-name="P8" draw:layer="layout" svg:x1="15.599cm" svg:y1="3.267cm" svg:x2="15.622cm" svg:y2="6.033cm">
          <text:p text:style-name="P8"><text:measure text:kind="gap"/><text:measure text:kind="value">28</text:measure><text:s/><text:measure text:kind="unit">mm</text:measure><text:measure text:kind="gap"/></text:p>
        </draw:measure>
        <draw:measure draw:style-name="gr18" draw:text-style-name="P8" draw:layer="layout" svg:x1="15.646cm" svg:y1="4.686cm" svg:x2="15.67cm" svg:y2="6.057cm">
          <text:p text:style-name="P8"><text:measure text:kind="gap"/><text:measure text:kind="value">14</text:measure><text:s/><text:measure text:kind="unit">mm</text:measure><text:measure text:kind="gap"/></text:p>
        </draw:measure>
        <draw:measure draw:style-name="gr19" draw:text-style-name="P8" draw:layer="layout" svg:x1="10.995cm" svg:y1="4.527cm" svg:x2="10.99cm" svg:y2="3.346cm">
          <text:p text:style-name="P8"><text:measure text:kind="gap"/><text:measure text:kind="value">12</text:measure><text:s/><text:measure text:kind="unit">mm</text:measure><text:measure text:kind="gap"/></text:p>
        </draw:measure>
        <draw:g>
          <draw:custom-shape draw:style-name="gr20" draw:text-style-name="P7" draw:layer="layout" svg:width="2.185cm" svg:height="0.339cm" draw:transform="rotate (1.5699236621689) translate (13.016cm 5.668cm)">
            <text:p/>
            <draw:enhanced-geometry svg:viewBox="0 0 21600 21600" draw:text-areas="0 0 21600 21600" draw:type="pentagon-right" draw:modifiers="18922.232387923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1" draw:text-style-name="P7" draw:layer="layout" svg:width="1.068cm" svg:height="0.366cm" draw:transform="rotate (3.1388001267866) translate (13.722cm 6.03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2" draw:text-style-name="P3" draw:layer="layout" svg:width="4.619cm" svg:height="1cm" svg:x="21.038cm" svg:y="3.2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82cm" svg:height="1.8cm" svg:x="21.014cm" svg:y="4.242cm">
          <text:p/>
          <draw:enhanced-geometry svg:viewBox="0 0 21600 21600" draw:type="rectangle" draw:enhanced-path="M 0 0 L 21600 0 21600 21600 0 21600 0 0 Z N"/>
        </draw:custom-shape>
        <draw:measure draw:style-name="gr23" draw:text-style-name="P8" draw:layer="layout" svg:x1="25.704cm" svg:y1="3.221cm" svg:x2="25.745cm" svg:y2="6.156cm">
          <text:p text:style-name="P8"><text:measure text:kind="gap"/><text:measure text:kind="value">29</text:measure><text:s/><text:measure text:kind="unit">mm</text:measure><text:measure text:kind="gap"/></text:p>
        </draw:measure>
        <draw:measure draw:style-name="gr24" draw:text-style-name="P8" draw:layer="layout" svg:x1="25.721cm" svg:y1="4.279cm" svg:x2="25.745cm" svg:y2="6.131cm">
          <text:p text:style-name="P8"><text:measure text:kind="gap"/><text:measure text:kind="value">19</text:measure><text:s/><text:measure text:kind="unit">mm</text:measure><text:measure text:kind="gap"/></text:p>
        </draw:measure>
        <draw:measure draw:style-name="gr25" draw:text-style-name="P8" draw:layer="layout" svg:x1="21.02cm" svg:y1="4.263cm" svg:x2="21.026cm" svg:y2="3.284cm">
          <text:p text:style-name="P8"><text:measure text:kind="gap"/><text:measure text:kind="value">10</text:measure><text:s/><text:measure text:kind="unit">mm</text:measure><text:measure text:kind="gap"/></text:p>
        </draw:measure>
        <draw:g>
          <draw:custom-shape draw:style-name="gr20" draw:text-style-name="P7" draw:layer="layout" svg:width="2.185cm" svg:height="0.339cm" draw:transform="rotate (1.5699236621689) translate (23.073cm 5.67cm)">
            <text:p/>
            <draw:enhanced-geometry svg:viewBox="0 0 21600 21600" draw:text-areas="0 0 21600 21600" draw:type="pentagon-right" draw:modifiers="18922.232387923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1" draw:text-style-name="P7" draw:layer="layout" svg:width="1.068cm" svg:height="0.366cm" draw:transform="rotate (3.1388001267866) translate (23.779cm 6.03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2" draw:text-style-name="P3" draw:layer="layout" svg:width="4.619cm" svg:height="1cm" svg:x="21.377cm" svg:y="9.0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82cm" svg:height="1.4cm" svg:x="21.473cm" svg:y="10.068cm">
          <text:p/>
          <draw:enhanced-geometry svg:viewBox="0 0 21600 21600" draw:type="rectangle" draw:enhanced-path="M 0 0 L 21600 0 21600 21600 0 21600 0 0 Z N"/>
        </draw:custom-shape>
        <draw:measure draw:style-name="gr26" draw:text-style-name="P8" draw:layer="layout" svg:x1="21.185cm" svg:y1="9.071cm" svg:x2="21.22cm" svg:y2="11.476cm">
          <text:p text:style-name="P8"><text:measure text:kind="gap"/><text:measure text:kind="value">24</text:measure><text:s/><text:measure text:kind="unit">mm</text:measure><text:measure text:kind="gap"/></text:p>
        </draw:measure>
        <draw:measure draw:style-name="gr27" draw:text-style-name="P8" draw:layer="layout" svg:x1="26.101cm" svg:y1="10.033cm" svg:x2="26.077cm" svg:y2="11.452cm">
          <text:p text:style-name="P8"><text:measure text:kind="gap"/><text:measure text:kind="value">14</text:measure><text:s/><text:measure text:kind="unit">mm</text:measure><text:measure text:kind="gap"/></text:p>
        </draw:measure>
        <draw:g>
          <draw:custom-shape draw:style-name="gr28" draw:text-style-name="P7" draw:layer="layout" svg:width="1.787cm" svg:height="0.278cm" draw:transform="rotate (1.5690509975429) translate (23.45cm 11.17cm)">
            <text:p/>
            <draw:enhanced-geometry svg:viewBox="0 0 21600 21600" draw:text-areas="0 0 21600 21600" draw:type="pentagon-right" draw:modifiers="18893.9597315436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9" draw:text-style-name="P7" draw:layer="layout" svg:width="0.873cm" svg:height="0.299cm" draw:transform="rotate (3.1393237255622) translate (24.028cm 11.4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measure draw:style-name="gr30" draw:text-style-name="P8" draw:layer="layout" svg:x1="23.854cm" svg:y1="13.882cm" svg:x2="23.847cm" svg:y2="14.891cm">
          <text:p text:style-name="P8"><text:measure text:kind="gap"/><text:measure text:kind="value">10</text:measure><text:s/><text:measure text:kind="unit">mm</text:measure><text:measure text:kind="gap"/></text:p>
        </draw:measure>
        <draw:custom-shape draw:style-name="gr31" draw:text-style-name="P10" draw:layer="layout" svg:width="1.825cm" svg:height="0.47cm" svg:x="23.722cm" svg:y="4.675cm">
          <text:p text:style-name="P9"><text:span text:style-name="T3">3 x 25</text:span></text:p>
          <draw:enhanced-geometry svg:viewBox="0 0 21600 21600" draw:glue-points="10800 0 0 10800 10800 21600 21600 10800 ?f40 ?f41" draw:text-areas="0 0 21600 21600" draw:type="rectangular-callout" draw:modifiers="-5169.33187294633 -27011.46496815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0" draw:layer="layout" svg:width="1.77cm" svg:height="0.477cm" svg:x="24.262cm" svg:y="10.709cm">
          <text:p text:style-name="P9"><text:span text:style-name="T3">3 x 20</text:span></text:p>
          <draw:enhanced-geometry svg:viewBox="0 0 21600 21600" draw:glue-points="10800 0 0 10800 10800 21600 21600 10800 ?f40 ?f41" draw:text-areas="0 0 21600 21600" draw:type="rectangular-callout" draw:modifiers="-7281.30999435347 -13601.67364016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0" draw:layer="layout" svg:width="1.876cm" svg:height="0.914cm" svg:x="11.703cm" svg:y="6.538cm">
          <text:p text:style-name="P9"><text:span text:style-name="T3">3 x 25</text:span></text:p>
          <draw:enhanced-geometry svg:viewBox="0 0 21600 21600" draw:glue-points="10800 0 0 10800 10800 21600 21600 10800 ?f40 ?f41" draw:text-areas="0 0 21600 21600" draw:type="rectangular-callout" draw:modifiers="17146.5103889185 -20443.2786885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0" draw:layer="layout" svg:width="1.876cm" svg:height="0.914cm" svg:x="4.174cm" svg:y="7.861cm">
          <text:p text:style-name="P9"><text:span text:style-name="T3">4 x 35</text:span></text:p>
          <draw:enhanced-geometry svg:viewBox="0 0 21600 21600" draw:glue-points="10800 0 0 10800 10800 21600 21600 10800 ?f40 ?f41" draw:text-areas="0 0 21600 21600" draw:type="rectangular-callout" draw:modifiers="3026.53169952051 -2100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" draw:layer="layout" svg:width="3.44cm" svg:height="2cm" svg:x="3.39cm" svg:y="16.3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093cm" svg:height="0.2cm" svg:x="4.331cm" svg:y="16.097cm">
          <text:p/>
          <draw:enhanced-geometry svg:viewBox="0 0 21600 21600" draw:type="rectangle" draw:enhanced-path="M 0 0 L 21600 0 21600 21600 0 21600 0 0 Z N"/>
        </draw:custom-shape>
        <draw:measure draw:style-name="gr36" draw:text-style-name="P8" draw:layer="layout" svg:x1="3.461cm" svg:y1="16.314cm" svg:x2="3.438cm" svg:y2="18.286cm">
          <text:p text:style-name="P8"><text:measure text:kind="gap"/><text:measure text:kind="value">20</text:measure><text:s/><text:measure text:kind="unit">mm</text:measure><text:measure text:kind="gap"/></text:p>
        </draw:measure>
        <draw:g>
          <draw:custom-shape draw:style-name="gr37" draw:text-style-name="P7" draw:layer="layout" svg:width="1.628cm" svg:height="0.253cm" draw:transform="rotate (-1.58493349373605) translate (5.184cm 16.369cm)">
            <text:p/>
            <draw:enhanced-geometry svg:viewBox="0 0 21600 21600" draw:text-areas="0 0 21600 21600" draw:type="pentagon-right" draw:modifiers="19027.6243093923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9" draw:text-style-name="P7" draw:layer="layout" svg:width="0.796cm" svg:height="0.273cm" draw:transform="rotate (-0.0164060949687468) translate (4.661cm 16.08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3" draw:text-style-name="P10" draw:layer="layout" svg:width="1.876cm" svg:height="0.914cm" svg:x="7.096cm" svg:y="16.914cm">
          <text:p text:style-name="P9"><text:span text:style-name="T3">3 x 25</text:span></text:p>
          <draw:enhanced-geometry svg:viewBox="0 0 21600 21600" draw:glue-points="10800 0 0 10800 10800 21600 21600 10800 ?f40 ?f41" draw:text-areas="0 0 21600 21600" draw:type="rectangular-callout" draw:modifiers="-21887.6931273308 2289.83606557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7" draw:layer="layout" svg:width="2.883cm" svg:height="3.085cm" svg:x="9.77cm" svg:y="16.124cm">
          <draw:image xlink:href="Pictures/10000000000000C9000000D7A478B1CE901B2D7A.png" xlink:type="simple" xlink:show="embed" xlink:actuate="onLoad" draw:mime-type="image/png">
            <text:p/>
          </draw:image>
        </draw:frame>
        <draw:frame draw:style-name="gr39" draw:text-style-name="P12" draw:layer="layout" svg:width="1.285cm" svg:height="0.725cm" svg:x="12.05cm" svg:y="17.064cm">
          <draw:text-box>
            <text:p text:style-name="P11"><text:span text:style-name="T3">100</text:span></text:p>
          </draw:text-box>
        </draw:frame>
        <draw:custom-shape draw:style-name="gr40" draw:text-style-name="P6" draw:layer="layout" svg:width="4.682cm" svg:height="0.2cm" svg:x="23.24cm" svg:y="13.6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619cm" svg:height="1cm" svg:x="23.302cm" svg:y="13.904cm">
          <text:p/>
          <draw:enhanced-geometry svg:viewBox="0 0 21600 21600" draw:type="rectangle" draw:enhanced-path="M 0 0 L 21600 0 21600 21600 0 21600 0 0 Z N"/>
        </draw:custom-shape>
        <draw:g>
          <draw:custom-shape draw:style-name="gr41" draw:text-style-name="P7" draw:layer="layout" svg:width="0.675cm" svg:height="0.32cm" draw:transform="skewX (-0.00314159265358979) rotate (-1.58406082911005) translate (25.66cm 13.858cm)">
            <text:p/>
            <draw:enhanced-geometry svg:viewBox="0 0 21600 21600" draw:text-areas="0 0 21600 21600" draw:type="pentagon-right" draw:modifiers="19395.266272189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9" draw:text-style-name="P7" draw:layer="layout" svg:width="0.676cm" svg:height="0.18cm" draw:transform="rotate (-0.0162315620435474) translate (25.163cm 13.67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measure draw:style-name="gr42" draw:text-style-name="P8" draw:layer="layout" svg:x1="25.201cm" svg:y1="9.018cm" svg:x2="25.194cm" svg:y2="10.027cm">
          <text:p text:style-name="P8"><text:measure text:kind="gap"/><text:measure text:kind="value">10</text:measure><text:s/><text:measure text:kind="unit">mm</text:measure><text:measure text:kind="gap"/></text:p>
        </draw:measure>
        <draw:frame draw:style-name="gr38" draw:text-style-name="P7" draw:layer="layout" svg:width="3.074cm" svg:height="2.672cm" svg:x="25.069cm" svg:y="16.484cm">
          <draw:image xlink:href="Pictures/10000000000000C7000000AD7E635BEDB3962FF1.png" xlink:type="simple" xlink:show="embed" xlink:actuate="onLoad" draw:mime-type="image/png">
            <text:p/>
          </draw:image>
        </draw:frame>
        <draw:custom-shape draw:style-name="gr43" draw:text-style-name="P6" draw:layer="layout" svg:width="0.555cm" svg:height="0.2cm" svg:x="25.968cm" svg:y="13.4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0.555cm" svg:height="0.2cm" svg:x="26.761cm" svg:y="13.4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1.78cm" svg:height="1.78cm" svg:x="5.506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1.299cm" svg:height="1.082cm" svg:x="5.721cm" svg:y="15.01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2" draw:text-style-name="P10" draw:layer="layout" svg:width="1.77cm" svg:height="0.477cm" svg:x="23.326cm" svg:y="14.19cm">
          <text:p text:style-name="P9"><text:span text:style-name="T3">3 x 12</text:span></text:p>
          <draw:enhanced-geometry svg:viewBox="0 0 21600 21600" draw:glue-points="10800 0 0 10800 10800 21600 21600 10800 ?f40 ?f41" draw:text-areas="0 0 21600 21600" draw:type="rectangular-callout" draw:modifiers="26039.5256916996 -8450.20920502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1" draw:text-style-name="P7" draw:layer="layout" svg:width="0.675cm" svg:height="0.32cm" draw:transform="skewX (-0.00314159265358979) rotate (-1.58406082911005) translate (26.753cm 13.646cm)">
            <text:p/>
            <draw:enhanced-geometry svg:viewBox="0 0 21600 21600" draw:text-areas="0 0 21600 21600" draw:type="pentagon-right" draw:modifiers="19395.266272189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9" draw:text-style-name="P7" draw:layer="layout" svg:width="0.676cm" svg:height="0.18cm" draw:transform="rotate (-0.0162315620435474) translate (26.256cm 13.46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39" draw:text-style-name="P12" draw:layer="layout" svg:width="1.285cm" svg:height="0.725cm" svg:x="26.973cm" svg:y="17.134cm">
          <draw:text-box>
            <text:p text:style-name="P11"><text:span text:style-name="T3">100</text:span></text:p>
          </draw:text-box>
        </draw:frame>
      </draw:page>
      <draw:page draw:name="page5" draw:style-name="dp1" draw:master-page-name="Default">
        <draw:frame draw:style-name="gr46" draw:text-style-name="P4" draw:layer="layout" svg:width="5.899cm" svg:height="8.995cm" svg:x="7.183cm" svg:y="1.138cm">
          <draw:image xlink:href="Pictures/10000000000000DF000001541771E020A3AD8B6D.png" xlink:type="simple" xlink:show="embed" xlink:actuate="onLoad" draw:mime-type="image/png">
            <text:p/>
          </draw:image>
        </draw:frame>
        <draw:frame draw:style-name="gr46" draw:text-style-name="P4" draw:layer="layout" svg:width="5.608cm" svg:height="9.339cm" svg:x="1cm" svg:y="1cm">
          <draw:image xlink:href="Pictures/10000000000000D40000016161FA911549D322D1.png" xlink:type="simple" xlink:show="embed" xlink:actuate="onLoad" draw:mime-type="image/png">
            <text:p/>
          </draw:image>
        </draw:frame>
        <draw:frame draw:style-name="gr46" draw:text-style-name="P4" draw:layer="layout" svg:width="5.873cm" svg:height="8.572cm" svg:x="14.26cm" svg:y="1.137cm">
          <draw:image xlink:href="Pictures/10000000000000DE000001440F041463A1805F1A.png" xlink:type="simple" xlink:show="embed" xlink:actuate="onLoad" draw:mime-type="image/png">
            <text:p/>
          </draw:image>
        </draw:frame>
        <draw:frame draw:style-name="gr46" draw:text-style-name="P4" draw:layer="layout" svg:width="5.635cm" svg:height="8.757cm" svg:x="21.417cm" svg:y="1.257cm">
          <draw:image xlink:href="Pictures/10000000000000D50000014BAD57CD73043C3FE2.png" xlink:type="simple" xlink:show="embed" xlink:actuate="onLoad" draw:mime-type="image/png">
            <text:p/>
          </draw:image>
        </draw:frame>
        <draw:frame draw:style-name="gr46" draw:text-style-name="P4" draw:layer="layout" svg:width="5.688cm" svg:height="8.968cm" svg:x="1.706cm" svg:y="10.623cm">
          <draw:image xlink:href="Pictures/10000000000000D700000153F1DECA2786D93F36.png" xlink:type="simple" xlink:show="embed" xlink:actuate="onLoad" draw:mime-type="image/png">
            <text:p/>
          </draw:image>
        </draw:frame>
        <draw:frame draw:style-name="gr46" draw:text-style-name="P4" draw:layer="layout" svg:width="4.841cm" svg:height="8.651cm" svg:x="8.864cm" svg:y="11.007cm">
          <draw:image xlink:href="Pictures/10000000000000CE00000170E09AD1ABCC151053.png" xlink:type="simple" xlink:show="embed" xlink:actuate="onLoad" draw:mime-type="image/png">
            <text:p/>
          </draw:image>
        </draw:frame>
        <draw:frame draw:style-name="gr47" draw:text-style-name="P14" draw:layer="layout" svg:width="2.497cm" svg:height="0.725cm" svg:x="9.33cm" svg:y="11.451cm">
          <draw:text-box>
            <text:p><text:span text:style-name="T3">MIGRO</text:span></text:p>
          </draw:text-box>
        </draw:frame>
        <draw:frame draw:style-name="gr47" draw:text-style-name="P14" draw:layer="layout" svg:width="2.497cm" svg:height="0.725cm" svg:x="1.26cm" svg:y="1.291cm">
          <draw:text-box>
            <text:p><text:span text:style-name="T3">OBI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784b04" draw:distance="0.2cm" draw:rotation="450"/>
    <draw:fill-image draw:name="Painted_20_White" draw:display-name="Painted White" xlink:href="Pictures/100000000000020000000200B7DA4DD4BAECD386.jpg" xlink:type="simple" xlink:show="embed" xlink:actuate="onLoad"/>
    <draw:fill-image draw:name="Parchment_20_Paper" draw:display-name="Parchment Paper" xlink:href="Pictures/100000000000020000000200A73B5BE2265E150C.jp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3H43M1S</meta:editing-duration>
    <meta:editing-cycles>23</meta:editing-cycles>
    <meta:generator>LibreOffice/7.2.0.4$Windows_X86_64 LibreOffice_project/9a9c6381e3f7a62afc1329bd359cc48accb6435b</meta:generator>
    <dc:date>2022-02-02T17:38:57.599000000</dc:date>
    <meta:document-statistic meta:object-count="83"/>
  </office:meta>
</office:document-meta>
</file>